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Dammit〜...)</text:p>
          </table:table-cell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 office:value-type="string">
            <text:p>(I should've gone to the bathroom before I
got in line...)</text:p>
          </table:table-cell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just realized I have to go a little...)</text:p>
          </table:table-cell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 office:value-type="string">
            <text:p>(Oh, well. Only two hours, and it'll be our turn
to get on the rail cars.)</text:p>
          </table:table-cell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 office:value-type="string">
            <text:p>(I'm sure I'll still be fine when we get to the
other side...)</text:p>
          </table:table-cell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! Can you really pull fuel straight out of
the ground with this—?!</text:p>
          </table:table-cell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 office:value-type="string">
            <text:p>Speaking of which, I wonder what the fuel
is actually made of?</text:p>
          </table:table-cell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 office:value-type="string">
            <text:p>It kinda just looks like coal, but maybe it's
really something else?</text:p>
          </table:table-cell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 office:value-type="string">
            <text:p>Ooh! Ooh! The button lit up!! What does that
mean?! It must be the signal that it's OK to
push it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 office:value-type="string">
            <text:p>Man
“P-Please, no touching...”</text:p>
          </table:table-cell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see, we got any weird-lookin' bugs around
here〜? ♪</text:p>
          </table:table-cell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 office:value-type="string">
            <text:p>This is an alternate world'n all, so I bet I can
find some sorta grasshopper I've never seen
before〜...</text:p>
          </table:table-cell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 office:value-type="string">
            <text:p>Ooh! What's this!! It's like a ladybug with tiny
pincers——!!</text:p>
          </table:table-cell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 office:value-type="string">
            <text:p>Ahahahaha! It's makin' this little squeaking
sound! So kyuuute〜!!</text:p>
          </table:table-cell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“popular”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“Oh me, oh my! If it isn't you kids!”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“Are you doing well?”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“I know, riiight〜!”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“There's so many people to serve, I'm worried
the wheels're gonna be ground into dust!”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Are you guys headed to the Midlands, too?”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“Look at you busy bees〜!”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“Giving you a ride over the mountain and
saving your legs the extra miles is about all I
can do, but I'll be rooting for you, darlings!”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“Hmmm〜, let's see... we've got a line on the
other side to think about, too...”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“At this pace, I think it'll be about two
hours〜.”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“No, no, no, that wouldd be way too risky〜!”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“Let me fill you in, since you just got here. It
was pouring with rain just a little while ago.”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“That downpour left the top of the mountain
covered in a thick, deep, nasty fog.”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“I don't care how experienced an adventurer
you are. Walking over the mountain in that
would be little more than suicide, darling!”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〜! You're so cool, Saotome-kun〜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“There's nothing more pointless than waiting
in line”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Lining up is a kind of entertainment in
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line up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lines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“Boredom is a part of life, too.”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“Well, I have some accounts to balance, so
I'll be off now! Toodle-oo〜! ♪”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lot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〜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re you gonna do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.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